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152cm" style:rel-column-width="10874*"/>
    </style:style>
    <style:style style:name="Table1.B" style:family="table-column">
      <style:table-column-properties style:column-width="15.849cm" style:rel-column-width="54661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fo:language="en" fo:country="US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2" style:family="text">
      <style:text-properties fo:language="ru" fo:country="RU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951cm" svg:height="0.64cm" draw:z-index="0"><draw:image xlink:href="../../odt/images/3001.png" xlink:type="simple" xlink:show="embed" xlink:actuate="onLoad"/></draw:frame></text:p>
          </table:table-cell>
          <table:table-cell table:style-name="Table1.B1" office:value-type="string">
            <text:h text:style-name="P4" text:outline-level="1">Входной контакт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6">| <text:span text:style-name="T2">векторизован </text:span>| C<text:span text:style-name="T2">и </text:span>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19cm" svg:height="0.9cm" draw:z-index="1"><draw:image xlink:href="../../odt/images/3001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Реализует считывание переменной и передачу её на выход блока. В режиме локальной отладки эквивалентен константе. При удалённой отладке блок считывает переменную из исполнительной системы.</text:p>
            <text:p text:style-name="P5"><text:span text:style-name="T1">Свойства</text:span>:</text:p>
            <text:list xml:id="list286627588184937055" text:style-name="L1">
              <text:list-item>
                <text:p text:style-name="P7">Значение по умолчанию — значение на выходе блока, может быть <text:span text:style-name="T4">векторным</text:span>.</text:p>
              </text:list-item>
              <text:list-item>
                <text:p text:style-name="P7">Тип контакта — тип данных выходной переменной при генерации кода для полномасштабной модели.</text:p>
              </text:list-item>
              <text:list-item>
                <text:p text:style-name="P7">Имя контакта — имя переменной, считываемой блоком.</text:p>
              </text:list-item>
              <text:list-item>
                <text:p text:style-name="P7">Формат имени переменной — правило формирования имени считываемой переменной.</text:p>
              </text:list-item>
              <text:list-item>
                <text:p text:style-name="P7">Декларировать в базе — флаг, указывающий необходимость создания данной переменную в базе сигналов системы.</text:p>
              </text:list-item>
              <text:list-item>
                <text:p text:style-name="P7">Запрос на имя из базы — запрос из базы данных для формирования имени считываемой переменной.</text:p>
              </text:list-item>
              <text:list-item>
                <text:p text:style-name="P7">Функциональный план — имя файла диаграммы, на который необходимо перейти при двойном щелчке по объекту.</text:p>
              </text:list-item>
              <text:list-item>
                <text:p text:style-name="P7">Отлаживаемый компонент — имя компонента, который будет установлен при переходе на другую диаграмму в режиме отладки.</text:p>
              </text:list-item>
            </text:list>
            <text:p text:style-name="P5"><text:span text:style-name="T1">Примечание</text:span>: б<text:span text:style-name="T3">лок может быть использован для генерации кода на языке C для внешней целевой системы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ходной контакт</dc:title>
    <dc:date>2014-12-01T18:37:08.01</dc:date>
    <meta:generator>OpenOffice/4.1.1$Win32 OpenOffice.org_project/411m6$Build-9775</meta:generator>
    <meta:editing-duration>PT2H13M9S</meta:editing-duration>
    <meta:editing-cycles>48</meta:editing-cycles>
    <meta:document-statistic meta:table-count="1" meta:image-count="2" meta:object-count="0" meta:page-count="1" meta:paragraph-count="17" meta:word-count="159" meta:character-count="1063"/>
  </office:meta>
</office:document-meta>
</file>